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.635cm" fo:margin-right="0cm" fo:line-height="100%" fo:text-indent="0cm" style:auto-text-indent="false"/>
    </style:style>
    <style:style style:name="P3" style:family="paragraph" style:parent-style-name="Standard">
      <style:paragraph-properties fo:line-height="100%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List_20_Paragraph" style:list-style-name="WWNum2">
      <style:paragraph-properties fo:line-height="100%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none" fo:font-weight="bold" style:font-weight-asian="bold"/>
    </style:style>
    <style:style style:name="T3" style:family="text">
      <style:text-properties style:text-underline-style="none" fo:font-weight="bold" officeooo:rsid="000ef91e" style:font-weight-asian="bold"/>
    </style:style>
    <style:style style:name="T4" style:family="text">
      <style:text-properties officeooo:rsid="000fe68e"/>
    </style:style>
    <style:style style:name="T5" style:family="text">
      <style:text-properties officeooo:rsid="0011bc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 : </text:span>Création d’une commande de produits.</text:p>
      <text:p text:style-name="P1"><text:span text:style-name="T1">Acteurs :</text:span> Commercial</text:p>
      <text:p text:style-name="P1"><text:span text:style-name="T1">Description :</text:span> Le commercial <text:span text:style-name="T5">va </text:span>créer une nouvelle commande avec le client.</text:p>
      <text:p text:style-name="P1"><text:span text:style-name="T1">Auteur :</text:span><text:span text:style-name="T2"> </text:span><text:span text:style-name="T3">Cyril CROS</text:span></text:p>
      <text:p text:style-name="P1"><text:span text:style-name="T1">Date :</text:span><text:span text:style-name="T2"> </text:span><text:span text:style-name="T3">01/04/2023</text:span></text:p>
      <text:p text:style-name="P1"/>
      <text:p text:style-name="P1"><text:span text:style-name="T1">Pré-condition : </text:span>Le commercial rentre ses login afin de se connecter au logiciel.</text:p>
      <text:p text:style-name="P3">Flux nominal :</text:p>
      <text:list text:style-name="WWNum2">
        <text:list-item>
          <text:p text:style-name="P4">Le commercial cli<text:span text:style-name="T4">que</text:span> sur «Gestion commande client».</text:p>
        </text:list-item>
        <text:list-item>
          <text:p text:style-name="P4">Le logiciel lui propose de rentré le code client.</text:p>
        </text:list-item>
        <text:list-item>
          <text:p text:style-name="P4">Le commercial lui écris le code et valide ensuite.</text:p>
        </text:list-item>
        <text:list-item>
          <text:p text:style-name="P4">Le logiciel lui affiche la fiche du client et lui propose de créer une fiche commande ou de modifier la fiche client.</text:p>
        </text:list-item>
        <text:list-item>
          <text:p text:style-name="P4">Le commercial cli<text:span text:style-name="T4">que </text:span>sur « Créer une fiche commande »</text:p>
        </text:list-item>
        <text:list-item>
          <text:p text:style-name="P4">Le logiciel lui affiche une fiche commande.</text:p>
        </text:list-item>
        <text:list-item>
          <text:p text:style-name="P4">Le commercial entre les <text:s/>identifiant des produits de la commande.</text:p>
        </text:list-item>
        <text:list-item>
          <text:p text:style-name="P4">Le logiciel lui informe le libellé des produits, la quantité disponible en stock, le prix du produit.</text:p>
        </text:list-item>
        <text:list-item>
          <text:p text:style-name="P4">Le commercial saisie la quantité commandé par produit.</text:p>
        </text:list-item>
        <text:list-item>
          <text:p text:style-name="P4">Le logiciel lui informe de la mise à jour de la fiche commande.</text:p>
        </text:list-item>
        <text:list-item>
          <text:p text:style-name="P4">Le commercial saisie le pourcentage de remise sur la commande.</text:p>
        </text:list-item>
        <text:list-item>
          <text:p text:style-name="P4">Le logiciel lui affiche une mise à jour du prix de la commande.</text:p>
        </text:list-item>
        <text:list-item>
          <text:p text:style-name="P4">Le commercial vérifie que tous les produits sont valides et peut ajouter un commentaire.</text:p>
        </text:list-item>
        <text:list-item>
          <text:p text:style-name="P4">Le logiciel lui affiche une mise à jour de la fiche commande.</text:p>
        </text:list-item>
        <text:list-item>
          <text:p text:style-name="P4">Le commercial cli<text:span text:style-name="T4">que</text:span> sur «  Valider et allez au règlement.</text:p>
        </text:list-item>
        <text:list-item>
          <text:p text:style-name="P4">Le logiciel lui affiche une fiche règlement selon le type de client.</text:p>
        </text:list-item>
        <text:list-item>
          <text:p text:style-name="P4">Le commercial vérifie si tous est correct, et coche le type de règlement si c’est un particulier et valide ensuite.</text:p>
        </text:list-item>
        <text:list-item>
          <text:p text:style-name="P4">Le logiciel sauvegarde la commande.<text:bookmark text:name="_GoBack"/></text:p>
        </text:list-item>
      </text:list>
      <text:p text:style-name="P1"/>
      <text:p text:style-name="P3">Flux alternatif :</text:p>
      <text:p text:style-name="P2">3a. Le commercial a la possibilité de créer une nouvelle fiche client, si le client n’est pas enregistrer dans la base de données.</text:p>
      <text:p text:style-name="P2">3b. Le logiciel lui envoie une nouvelle fiche client à remplir et à valider.</text:p>
      <text:p text:style-name="P2">3c. Le commercial remplis la nouvelle fiche client et valide ensuite.</text:p>
      <text:p text:style-name="P2">3d. Le logiciel lui envoie une confirmation de l’enregistrement du nouveau client.</text:p>
      <text:p text:style-name="P2">7a. Le commercial saisie a nouveau l’identifiant du produit</text:p>
      <text:p text:style-name="P2">8a. Si produit non disponible, le commercial a le choix d’annuler la commande, de supprimer le produit.</text:p>
      <text:p text:style-name="P1"><text:soft-page-break/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fpa</meta:initial-creator>
    <meta:editing-cycles>13</meta:editing-cycles>
    <meta:creation-date>2016-07-19T06:46:00</meta:creation-date>
    <dc:date>2023-04-03T14:33:24.226367855</dc:date>
    <meta:editing-duration>PT4H57M35S</meta:editing-duration>
    <meta:generator>LibreOffice/7.4.4.2$Linux_X86_64 LibreOffice_project/40$Build-2</meta:generator>
    <meta:document-statistic meta:table-count="0" meta:image-count="0" meta:object-count="0" meta:page-count="2" meta:paragraph-count="32" meta:word-count="360" meta:character-count="2043" meta:non-whitespace-character-count="1731"/>
    <meta:user-defined meta:name="AppVersion">14.0000</meta:user-defined>
    <meta:template xlink:type="simple" xlink:actuate="onRequest" xlink:title="Normal.dotm" xlink:href=""/>
  </office:meta>
</office:document-meta>
</file>